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Spring core Part 4</text:span></text:p>
      <text:p text:style-name="P1"/>
      <text:p text:style-name="Standard"><text:span text:style-name="T1">Q1. What types of Dependency injection does spring supports?</text:span></text:p>
      <text:p text:style-name="Standard">a) Constructor based, Setter based</text:p>
      <text:p text:style-name="Standard">b) Constructor based, Setter based, Getter Based</text:p>
      <text:p text:style-name="Standard">c) Setter based, Getter based, Properties based</text:p>
      <text:p text:style-name="Standard">d) Constructor based, Setter based, Properties based</text:p>
      <text:p text:style-name="Standard"/>
      <text:p text:style-name="Standard"/>
      <text:p text:style-name="Standard"><text:span text:style-name="T1">Q2. How can you inject Java Collection in Spring?</text:span></text:p>
      <text:p text:style-name="Standard">a) Using list, set, map or props tag.</text:p>
      <text:p text:style-name="Standard">b) Using lit, set, map or collection tag.</text:p>
      <text:p text:style-name="Standard">c) Using list, set, props or collection tag.</text:p>
      <text:p text:style-name="Standard">d) Using list, collection, map or props tag.</text:p>
      <text:p text:style-name="Standard"/>
      <text:p text:style-name="Standard"/>
      <text:p text:style-name="Standard"><text:span text:style-name="T1">Q3. Declaring a bean from a static field requires a built-in factory bean</text:span></text:p>
      <text:p text:style-name="Standard"><text:span text:style-name="T1">FieldRetrievingFactoryBean and fully qualified field name or instance field</text:span></text:p>
      <text:p text:style-name="Standard"><text:span text:style-name="T1">is specified in the list property.</text:span></text:p>
      <text:p text:style-name="Standard">a) True</text:p>
      <text:p text:style-name="Standard"><text:soft-page-break/>b) False</text:p>
      <text:p text:style-name="Standard"/>
      <text:p text:style-name="Standard"/>
      <text:p text:style-name="Standard"><text:span text:style-name="T1">Q4. As an alternative to specifying the field name in the staticField</text:span></text:p>
      <text:p text:style-name="Standard"><text:span text:style-name="T1">property explicitly, you can set it as the bean name of</text:span></text:p>
      <text:p text:style-name="Standard"><text:span text:style-name="T1">FieldRetrievingFactoryBean.</text:span></text:p>
      <text:p text:style-name="Standard">a) True</text:p>
      <text:p text:style-name="Standard">b) False</text:p>
      <text:p text:style-name="Standard"/>
      <text:p text:style-name="Standard"/>
      <text:p text:style-name="Standard"><text:span text:style-name="T1">Q5. Declaring bean form object properties can be done using:-</text:span></text:p>
      <text:p text:style-name="Standard">a) PropertyPathFactoryBean</text:p>
      <text:p text:style-name="Standard">b) util:constant</text:p>
      <text:p text:style-name="Standard">c) None of the mentioned</text:p>
      <text:p text:style-name="Standard">d) All of the mentioned</text:p>
      <text:p text:style-name="Standard"/>
      <text:p text:style-name="Standard"/>
      <text:p text:style-name="Standard"><text:span text:style-name="T1">Q6. The Spring Expression Language can be accessed by:-</text:span></text:p>
      <text:p text:style-name="Standard">a) XML configuration</text:p>
      <text:p text:style-name="Standard">b) Annotations</text:p>
      <text:p text:style-name="Standard">c) None of the mentioned</text:p>
      <text:p text:style-name="Standard"><text:soft-page-break/>d) All of the mentioned</text:p>
      <text:p text:style-name="Standard"/>
      <text:p text:style-name="Standard"/>
      <text:p text:style-name="Standard"><text:span text:style-name="T1">Q7. Which annotation is used as a substitute of initialization method?</text:span></text:p>
      <text:p text:style-name="Standard">a) @PostConstruct</text:p>
      <text:p text:style-name="Standard">b) @PreDestroy</text:p>
      <text:p text:style-name="Standard">c) None of the mentioned</text:p>
      <text:p text:style-name="Standard">d) All of the mentioned</text:p>
      <text:p text:style-name="Standard"/>
      <text:p text:style-name="Standard"/>
      <text:p text:style-name="Standard"><text:span text:style-name="T1">Q8. Which annotation is used as a substitute of destroy method?</text:span></text:p>
      <text:p text:style-name="Standard">a) @PostConstruct</text:p>
      <text:p text:style-name="Standard">b) @PreDestroy</text:p>
      <text:p text:style-name="Standard">c) None of the mentioned</text:p>
      <text:p text:style-name="Standard">d) All of the mentioned</text:p>
      <text:p text:style-name="P1"/>
      <text:p text:style-name="P1"/>
      <text:p text:style-name="Standard"><text:span text:style-name="T1">Q9. Which configuration can be used for Dependency Injection?</text:span></text:p>
      <text:p text:style-name="Standard">a) XML Configuration</text:p>
      <text:p text:style-name="Standard">b) Annotation Configuration</text:p>
      <text:p text:style-name="Standard">c) Java Based Configuration</text:p>
      <text:p text:style-name="Standard"><text:soft-page-break/>d) All of the mentioned</text:p>
      <text:p text:style-name="Standard"/>
      <text:p text:style-name="Standard"/>
      <text:p text:style-name="Standard"><text:span text:style-name="T1">Q10. Beans can be created by which of the following properties?</text:span></text:p>
      <text:p text:style-name="Standard">a) Static factory-method</text:p>
      <text:p text:style-name="Standard">b) Instance Factory-Method</text:p>
      <text:p text:style-name="Standard">c) All of the mentioned</text:p>
      <text:p text:style-name="Standard">d) None of the mentioned</text:p>
      <text:p text:style-name="Standard"/>
      <text:p text:style-name="Standard"/>
      <text:p text:style-name="Standard"><text:span text:style-name="T1">Q11.If two classes depend on minute details of each other, a sudden</text:span></text:p>
      <text:p text:style-name="Standard"><text:span text:style-name="T1">change in one class will initiate subsequent change in the dependent</text:span></text:p>
      <text:p text:style-name="Standard"><text:span text:style-name="T1">class, the classes are said to be :</text:span></text:p>
      <text:p text:style-name="Standard">a)strongly dependent</text:p>
      <text:p text:style-name="Standard">b)loosely dependent</text:p>
      <text:p text:style-name="Standard">c)tightly coupled</text:p>
      <text:p text:style-name="Standard">d)loosely coupled</text:p>
      <text:p text:style-name="Standard"/>
      <text:p text:style-name="Standard"/>
      <text:p text:style-name="Standard"><text:span text:style-name="T1">Q12.Controller in spring is a</text:span></text:p>
      <text:p text:style-name="Standard">a)abstract class</text:p>
      <text:p text:style-name="Standard"><text:soft-page-break/>b)concrete class</text:p>
      <text:p text:style-name="Standard">c)final class</text:p>
      <text:p text:style-name="Standard">d)an interface</text:p>
      <text:p text:style-name="Standard"><text:span text:style-name="T1">Q13. Lifecycle of a bean is managed by</text:span></text:p>
      <text:p text:style-name="Standard">a)BeanFactory</text:p>
      <text:p text:style-name="Standard">b)BeanSystemFactory</text:p>
      <text:p text:style-name="Standard">c)Spring Container</text:p>
      <text:p text:style-name="Standard">d)FileSystemResource</text:p>
      <text:p text:style-name="Standard"/>
      <text:p text:style-name="Standard"/>
      <text:p text:style-name="Standard"><text:span text:style-name="T1">Q14. POJO is an ordinary Java object, not bound by any special restriction</text:span></text:p>
      <text:p text:style-name="Standard"><text:span text:style-name="T1">and not requiring any class path.</text:span></text:p>
      <text:p text:style-name="Standard">a)True</text:p>
      <text:p text:style-name="Standard">b)False</text:p>
      <text:p text:style-name="Standard"/>
      <text:p text:style-name="Standard"/>
      <text:p text:style-name="Standard"><text:span text:style-name="T1">Q15. Components of a Spring Application</text:span></text:p>
      <text:p text:style-name="Standard">a)Interface,Bean class,AOP,Bean Configuration File,User program</text:p>
      <text:p text:style-name="Standard">b)Context,AOP,Bean Configuration File,Interface,User program</text:p>
      <text:p text:style-name="Standard">c)Interface,Bean class,JMS,AOP,Bean Configuration File</text:p>
      <text:p text:style-name="Standard">d)Bean class,AOP,Core,Interface,User program</text:p>
      <text:p text:style-name="Standard"><text:soft-page-break/></text:p>
      <text:p text:style-name="Standard"/>
      <text:p text:style-name="Standard"><text:span text:style-name="T1">Q16. What is the measure of interdependence with in the classes?</text:span></text:p>
      <text:p text:style-name="Standard">a)Cohesion</text:p>
      <text:p text:style-name="Standard">b)Encapsulation</text:p>
      <text:p text:style-name="Standard">c)Coupling</text:p>
      <text:p text:style-name="Standard">d)Interdependency injection</text:p>
      <text:p text:style-name="Standard"/>
      <text:p text:style-name="Standard"/>
      <text:p text:style-name="Standard"><text:span text:style-name="T1">Q17. In Spring framework, Spring Container uses which mechanism to inject</text:span></text:p>
      <text:p text:style-name="Standard"><text:span text:style-name="T1">objects required for main method</text:span></text:p>
      <text:p text:style-name="Standard">a)Setter</text:p>
      <text:p text:style-name="Standard">b)Dependency injection</text:p>
      <text:p text:style-name="Standard">c)Constructor</text:p>
      <text:p text:style-name="Standard">d)Setter and getter</text:p>
      <text:p text:style-name="Standard"/>
      <text:p text:style-name="Standard"/>
      <text:p text:style-name="Standard"><text:span text:style-name="T1">Q18. Spring promotes loose coupling through</text:span></text:p>
      <text:p text:style-name="Standard">a)ORM</text:p>
      <text:p text:style-name="Standard">b)AOP</text:p>
      <text:p text:style-name="Standard">c)IOC</text:p>
      <text:p text:style-name="Standard"><text:soft-page-break/>d)SPEL</text:p>
      <text:p text:style-name="Standard"/>
      <text:p text:style-name="Standard"/>
      <text:p text:style-name="Standard"><text:span text:style-name="T1">Q19. Expression language is used in springs are not</text:span></text:p>
      <text:p text:style-name="Standard">a)Yes</text:p>
      <text:p text:style-name="Standard">b)No</text:p>
      <text:p text:style-name="Standard"/>
      <text:p text:style-name="Standard"/>
      <text:p text:style-name="Standard"><text:span text:style-name="T1">Q20. Which of these configuration is used for key method?</text:span></text:p>
      <text:p text:style-name="Standard">a)new ClassPathXmlApplicationContext("com/learn/config.xml");</text:p>
      <text:p text:style-name="Standard">b)new FileSystemXmlApplicationContext("C:/learn/config.xml");</text:p>
      <text:p text:style-name="Standard">c)new FileSystemXmlApplicationContext("./learn/config.xml");</text:p>
      <text:p text:style-name="Standard">d)non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7" meta:paragraph-count="101" meta:word-count="474" meta:character-count="3211" meta:non-whitespace-character-count="2838"/>
    <meta:generator>LibreOfficeDev/6.0.5.2$Linux_X86_64 LibreOffice_project/</meta:generator>
  </office:meta>
</office:document-meta>
</file>